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25-02-05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24-10-01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24-01-10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23-09-11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23-02-03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22-10-18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20-12-04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128" calcext:value-type="float">
            <text:p>64.65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20-09-03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504" calcext:value-type="float">
            <text:p>136.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20-01-21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19-08-26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19-02-12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18-08-10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18-01-11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6056" calcext:value-type="float">
            <text:p>68.26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17-09-11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17-01-31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16-09-2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16-02-10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9856" calcext:value-type="float">
            <text:p>68.18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15-08-25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15-01-27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14-09-16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14-06-1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14-01-15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13-08-12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84" calcext:value-type="float">
            <text:p>116.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13-01-07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272" calcext:value-type="float">
            <text:p>63.5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12-09-20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11-12-14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11-09-27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776" calcext:value-type="float">
            <text:p>125.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11-01-06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10-01-06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09-01-09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08-10-02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08-01-17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07-10-31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07-01-04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06-09-26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06-01-24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1552" calcext:value-type="float">
            <text:p>78.7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05-08-19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36" calcext:value-type="float">
            <text:p>124.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05-01-27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4584" calcext:value-type="float">
            <text:p>70.20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04-11-18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04-09-02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04-04-15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04-02-12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03-09-09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03-01-17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02-01-08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01-01-17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6688" calcext:value-type="float">
            <text:p>78.6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2000-01-26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99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6" calcext:value-type="float">
            <text:p>120.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99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99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98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98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98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932" calcext:value-type="float">
            <text:p>74.56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97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97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97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97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9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96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95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94-01-18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3408" calcext:value-type="float">
            <text:p>94.32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9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9496" calcext:value-type="float">
            <text:p>88.1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91-01-16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2272" calcext:value-type="float">
            <text:p>99.71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9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09896" calcext:value-type="float">
            <text:p>106.6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8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0592" calcext:value-type="float">
            <text:p>97.7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8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8072" calcext:value-type="float">
            <text:p>92.7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88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8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36" calcext:value-type="float">
            <text:p>124.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8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0944" calcext:value-type="float">
            <text:p>109.6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4544" calcext:value-type="float">
            <text:p>107.98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8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0048" calcext:value-type="float">
            <text:p>105.54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8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81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9936" calcext:value-type="float">
            <text:p>106.92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80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5576" calcext:value-type="float">
            <text:p>98.7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79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0248" calcext:value-type="float">
            <text:p>107.14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7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4256" calcext:value-type="float">
            <text:p>95.7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77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76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7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74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7856" calcext:value-type="float">
            <text:p>86.4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73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72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5736" calcext:value-type="float">
            <text:p>80.9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7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70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044095301001</text:p>
          </table:table-cell>
          <table:table-cell office:value-type="string" calcext:value-type="string">
            <text:p>196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61" meta:object-count="0"/>
    <meta:user-defined meta:name="AppVersion">3.0</meta:user-defined>
  </office:meta>
</office:document-meta>
</file>